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6-07T11:41:23.866960912</dc:date>
    <meta:editing-duration>PT3M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84775906502257">
                <text:p>-1.847759065022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73726302887638">
                <text:p>-1.73726302887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59936931697418">
                <text:p>-1.59936931697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43625259552638">
                <text:p>-1.43625259552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25048531267141">
                <text:p>-1.25048531267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0449971294319">
                <text:p>-1.0449971294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823028717210218">
                <text:p>-0.823028717210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588080650464608">
                <text:p>-0.58808065046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343858200558819">
                <text:p>-0.343858200558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094212901419285">
                <text:p>-0.094212901419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15691819145569">
                <text:p>0.15691819145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405574590713024">
                <text:p>0.405574590713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647834836396298">
                <text:p>0.647834836396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87987833971183">
                <text:p>0.87987833971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9804563599626">
                <text:p>1.09804563599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29889609666037">
                <text:p>1.29889609666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47926218995722">
                <text:p>1.47926218995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63629943485005">
                <text:p>1.63629943485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76753126017739">
                <text:p>1.76753126017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7088806165973">
                <text:p>1.87088806165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4473984079535">
                <text:p>1.944739840795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8792191091036">
                <text:p>1.98792191091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9975326496332">
                <text:p>1.99975326496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004731543312">
                <text:p>1.98004731543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291148369156">
                <text:p>1.929114836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4775906502257">
                <text:p>1.84775906502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73726302887638">
                <text:p>1.73726302887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59936931697418">
                <text:p>1.59936931697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3625259552638">
                <text:p>1.436252595526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25048531267141">
                <text:p>1.25048531267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0449971294319">
                <text:p>1.04499712943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823028717210218">
                <text:p>0.823028717210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588080650464607">
                <text:p>0.588080650464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343858200558819">
                <text:p>0.343858200558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942129014192835">
                <text:p>0.0942129014192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15691819145569">
                <text:p>-0.15691819145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05574590713024">
                <text:p>-0.4055745907130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6478348363963">
                <text:p>-0.6478348363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87987833971183">
                <text:p>-0.87987833971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09804563599626">
                <text:p>-1.09804563599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29889609666037">
                <text:p>-1.298896096660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47926218995722">
                <text:p>-1.479262189957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63629943485005">
                <text:p>-1.63629943485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76753126017739">
                <text:p>-1.76753126017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7088806165973">
                <text:p>-1.87088806165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4473984079535">
                <text:p>-1.94473984079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8792191091036">
                <text:p>-1.98792191091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9975326496332">
                <text:p>-1.99975326496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004731543312">
                <text:p>-1.98004731543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291148369156">
                <text:p>-1.9291148369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84775906502257">
                <text:p>-1.84775906502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73726302887638">
                <text:p>-1.73726302887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59936931697418">
                <text:p>-1.599369316974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43625259552638">
                <text:p>-1.43625259552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25048531267141">
                <text:p>-1.25048531267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0449971294319">
                <text:p>-1.04499712943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823028717210215">
                <text:p>-0.823028717210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588080650464607">
                <text:p>-0.58808065046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4385820055882">
                <text:p>-0.343858200558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0942129014192873">
                <text:p>-0.0942129014192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15691819145569">
                <text:p>0.15691819145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405574590713024">
                <text:p>0.405574590713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6478348363963">
                <text:p>0.6478348363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87987833971183">
                <text:p>0.87987833971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09804563599626">
                <text:p>1.09804563599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.29889609666037">
                <text:p>1.298896096660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.47926218995722">
                <text:p>1.479262189957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63629943485005">
                <text:p>1.63629943485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76753126017739">
                <text:p>1.767531260177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87088806165973">
                <text:p>1.870888061659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94473984079535">
                <text:p>1.94473984079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98792191091036">
                <text:p>1.98792191091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99975326496332">
                <text:p>1.99975326496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8004731543312">
                <text:p>1.98004731543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291148369156">
                <text:p>1.9291148369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84775906502257">
                <text:p>1.84775906502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73726302887638">
                <text:p>1.737263028876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59936931697418">
                <text:p>1.59936931697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43625259552638">
                <text:p>1.43625259552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25048531267141">
                <text:p>1.25048531267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0449971294319">
                <text:p>1.0449971294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823028717210216">
                <text:p>0.823028717210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588080650464607">
                <text:p>0.58808065046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343858200558816">
                <text:p>0.3438582005588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094212901419284">
                <text:p>0.094212901419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156918191455693">
                <text:p>-0.156918191455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405574590713024">
                <text:p>-0.4055745907130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647834836396299">
                <text:p>-0.6478348363962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879878339711829">
                <text:p>-0.8798783397118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09804563599626">
                <text:p>-1.098045635996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29889609666037">
                <text:p>-1.298896096660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47926218995722">
                <text:p>-1.479262189957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63629943485005">
                <text:p>-1.636299434850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76753126017739">
                <text:p>-1.767531260177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87088806165973">
                <text:p>-1.870888061659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4473984079535">
                <text:p>-1.94473984079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8792191091036">
                <text:p>-1.987921910910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99975326496332">
                <text:p>-1.999753264963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8004731543312">
                <text:p>-1.980047315433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291148369156">
                <text:p>-1.9291148369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84775906502257">
                <text:p>-1.84775906502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